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80000008E4D82051159BEAAC3.png" manifest:media-type="image/png"/>
  <manifest:file-entry manifest:full-path="Pictures/100002010000012C0000012C35DB390561B73C76.png" manifest:media-type="image/png"/>
  <manifest:file-entry manifest:full-path="Pictures/10000201000000FA000000FA20EFB8C95CCE0C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54pt" officeooo:rsid="000fea75" officeooo:paragraph-rsid="000fea75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40pt" officeooo:rsid="000fea75" officeooo:paragraph-rsid="000fea75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36pt" officeooo:rsid="001240ff" officeooo:paragraph-rsid="001240ff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6pt" officeooo:rsid="000fea75" officeooo:paragraph-rsid="000fea75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32pt" officeooo:rsid="001240ff" officeooo:paragraph-rsid="001240ff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Voeg je toe aan de Facebook groep:</text:p>
      <text:p text:style-name="P3"/>
      <text:p text:style-name="P5"><text:s/>‘<text:span text:style-name="T1">1Ba Informatica 2019-2020’</text:span></text:p>
      <text:p text:style-name="P1"><draw:frame draw:style-name="fr1" draw:name="Image2" text:anchor-type="paragraph" svg:x="1.7839in" svg:y="0.352in" svg:width="3.1252in" svg:height="3.1252in" draw:z-index="1"><draw:image xlink:href="Pictures/100002010000012C0000012C35DB390561B73C76.png" xlink:type="simple" xlink:show="embed" xlink:actuate="onLoad" loext:mime-type="image/png"/></draw:frame></text:p>
      <text:p text:style-name="P1"/>
      <text:p text:style-name="P1"/>
      <text:p text:style-name="P1"/>
      <text:p text:style-name="P2"/>
      <text:p text:style-name="P1"/>
      <text:p text:style-name="P4"><draw:frame draw:style-name="fr1" draw:name="Image1" text:anchor-type="paragraph" svg:x="-0.402in" svg:y="0.428in" svg:width="1.5035in" svg:height="1.4744in" draw:z-index="0"><draw:image xlink:href="Pictures/10000201000000FA000000FA20EFB8C95CCE0CB4.png" xlink:type="simple" xlink:show="embed" xlink:actuate="onLoad" loext:mime-type="image/png"/></draw:frame><draw:frame draw:style-name="fr1" draw:name="Image3" text:anchor-type="paragraph" svg:x="5.3902in" svg:y="0.5055in" svg:width="1.25in" svg:height="1.3772in" draw:z-index="2"><draw:image xlink:href="Pictures/10000201000000780000008E4D82051159BEAAC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09:20:09.311557169</meta:creation-date>
    <dc:date>2019-09-25T11:47:19.195669410</dc:date>
    <meta:editing-duration>PT10M3S</meta:editing-duration>
    <meta:editing-cycles>4</meta:editing-cycles>
    <meta:generator>LibreOffice/6.0.7.3$Linux_X86_64 LibreOffice_project/00m0$Build-3</meta:generator>
    <meta:print-date>2019-09-23T20:06:38.124367346</meta:print-date>
    <meta:document-statistic meta:table-count="0" meta:image-count="3" meta:object-count="0" meta:page-count="1" meta:paragraph-count="2" meta:word-count="10" meta:character-count="62" meta:non-whitespace-character-count="53"/>
  </office:meta>
</office:document-meta>
</file>